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CL" officeooo:rsid="0001640a" officeooo:paragraph-rsid="0001640a" style:font-size-asian="10.5pt"/>
    </style:style>
    <style:style style:name="P2" style:family="paragraph" style:parent-style-name="Standard">
      <style:text-properties fo:language="es" fo:country="CL" officeooo:rsid="0001a4e5" officeooo:paragraph-rsid="0001a4e5" style:font-size-asian="10.5pt"/>
    </style:style>
    <style:style style:name="P3" style:family="paragraph" style:parent-style-name="Standard">
      <style:text-properties fo:language="es" fo:country="CL" officeooo:rsid="0002a14f" officeooo:paragraph-rsid="0002a14f" style:font-size-asian="10.5pt"/>
    </style:style>
    <style:style style:name="P4" style:family="paragraph" style:parent-style-name="Standard">
      <style:text-properties fo:language="es" fo:country="CL" officeooo:rsid="0002f65a" officeooo:paragraph-rsid="0002f65a" style:font-size-asian="10.5pt"/>
    </style:style>
    <style:style style:name="P5" style:family="paragraph" style:parent-style-name="Standard">
      <style:text-properties fo:language="es" fo:country="CL" officeooo:rsid="00048015" officeooo:paragraph-rsid="00048015" style:font-size-asian="10.5pt"/>
    </style:style>
    <style:style style:name="T1" style:family="text">
      <style:text-properties officeooo:rsid="0001a4e5"/>
    </style:style>
    <style:style style:name="T2" style:family="text">
      <style:text-properties officeooo:rsid="0002a14f"/>
    </style:style>
    <style:style style:name="T3" style:family="text">
      <style:text-properties officeooo:rsid="0002f65a"/>
    </style:style>
    <style:style style:name="T4" style:family="text">
      <style:text-properties officeooo:rsid="000480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timos narrados de guia 1</text:p>
      <text:p text:style-name="P1"/>
      <text:p text:style-name="P1">1.</text:p>
      <text:p text:style-name="P1">- Iniciar programa</text:p>
      <text:p text:style-name="P1">- Declarar variables</text:p>
      <text:p text:style-name="P1">- Ingresar el <text:s/>numero de matricula</text:p>
      <text:p text:style-name="P1">- Ingresar las calificaciones</text:p>
      <text:p text:style-name="P1">- asignar valores a las variables</text:p>
      <text:p text:style-name="P1">- Operar variables</text:p>
      <text:p text:style-name="P1">- Imprimir <text:span text:style-name="T1">el numero de matricula y el promedio</text:span></text:p>
      <text:p text:style-name="P1">- <text:span text:style-name="T1">finalizar programa</text:span></text:p>
      <text:p text:style-name="P1"/>
      <text:p text:style-name="P1">2.</text:p>
      <text:p text:style-name="P1">- Iniciar programa</text:p>
      <text:p text:style-name="P1">- declarar variables</text:p>
      <text:p text:style-name="P1">- ingresar numero entero positivo</text:p>
      <text:p text:style-name="P1">- <text:span text:style-name="T1">asignar valor a la variable</text:span></text:p>
      <text:p text:style-name="P1">- operar la variable</text:p>
      <text:p text:style-name="P1">- imprimir el cuadrad<text:span text:style-name="T3">o</text:span> y cubo del valor asignado</text:p>
      <text:p text:style-name="P1">- <text:span text:style-name="T1">finalizar programa</text:span></text:p>
      <text:p text:style-name="P1"/>
      <text:p text:style-name="P1">3.</text:p>
      <text:p text:style-name="P1">- iniciar programa declarar variables</text:p>
      <text:p text:style-name="P1">- <text:span text:style-name="T1">declarar variables</text:span></text:p>
      <text:p text:style-name="P1">- <text:span text:style-name="T1">ingresar los valores de los catetos</text:span></text:p>
      <text:p text:style-name="P1">- <text:span text:style-name="T1">asignar los valores a las variables</text:span></text:p>
      <text:p text:style-name="P1">- <text:span text:style-name="T1">operar las variables</text:span></text:p>
      <text:p text:style-name="P1">- <text:span text:style-name="T1">imprimir el valor de la hipotenusa</text:span></text:p>
      <text:p text:style-name="P1">- <text:span text:style-name="T1">finalizar programa</text:span></text:p>
      <text:p text:style-name="P1"/>
      <text:p text:style-name="P2">4.</text:p>
      <text:p text:style-name="P2">- inciciar programa</text:p>
      <text:p text:style-name="P2">- declarar variables</text:p>
      <text:p text:style-name="P2">- ingresar altura y base del rectangulo</text:p>
      <text:p text:style-name="P2">- asignar valores a las variables</text:p>
      <text:p text:style-name="P2">- operar variables</text:p>
      <text:p text:style-name="P2">- imprimir <text:span text:style-name="T2">la superficie y el perimetro</text:span></text:p>
      <text:p text:style-name="P2">- <text:span text:style-name="T2">finalizar programa</text:span></text:p>
      <text:p text:style-name="P2"/>
      <text:p text:style-name="P3">5.</text:p>
      <text:p text:style-name="P3">- iniciar programa</text:p>
      <text:p text:style-name="P3">- declarar variables</text:p>
      <text:p text:style-name="P3">- ingrese los datos del dinosaurio</text:p>
      <text:p text:style-name="P3">- asignar valores a las variables</text:p>
      <text:p text:style-name="P3">- operar variables</text:p>
      <text:p text:style-name="P3">- imprimir el nombre y datos operados del dinosaurio</text:p>
      <text:p text:style-name="P3">- finalizar programa</text:p>
      <text:p text:style-name="P3"/>
      <text:p text:style-name="P3"/>
      <text:p text:style-name="P3"><text:soft-page-break/>6.</text:p>
      <text:p text:style-name="P3">- iniciar programa</text:p>
      <text:p text:style-name="P3">- declarar variables</text:p>
      <text:p text:style-name="P3">- ingresar cantidad de galones</text:p>
      <text:p text:style-name="P3">- asignar valor a la varible</text:p>
      <text:p text:style-name="P3">- <text:span text:style-name="T3">operar la varible</text:span></text:p>
      <text:p text:style-name="P3">- <text:span text:style-name="T3">imprimir cantidad en litros y su valor en pesos</text:span></text:p>
      <text:p text:style-name="P3">- <text:span text:style-name="T3">finalizar programa</text:span></text:p>
      <text:p text:style-name="P3"/>
      <text:p text:style-name="P4">7.</text:p>
      <text:p text:style-name="P4">- iniciar programa</text:p>
      <text:p text:style-name="P4">- declarar variables</text:p>
      <text:p text:style-name="P4">- ingresar la cantidad de dias</text:p>
      <text:p text:style-name="P4">- asignar valores a las variables</text:p>
      <text:p text:style-name="P4">- operar variables</text:p>
      <text:p text:style-name="P4">- imprimir la cantidad de segundos</text:p>
      <text:p text:style-name="P4">- finalizar programa</text:p>
      <text:p text:style-name="P4"/>
      <text:p text:style-name="P4">8.</text:p>
      <text:p text:style-name="P4">- iniciar programa</text:p>
      <text:p text:style-name="P4">- declarar variables</text:p>
      <text:p text:style-name="P4">- ingresar el valor de x</text:p>
      <text:p text:style-name="P4">- <text:span text:style-name="T4">asignar valores a las varibles</text:span></text:p>
      <text:p text:style-name="P4">- <text:span text:style-name="T4">operar variable</text:span></text:p>
      <text:p text:style-name="P4">- <text:span text:style-name="T4">imprimir el resultado del polinomio</text:span></text:p>
      <text:p text:style-name="P4">- <text:span text:style-name="T4">finalizar programa</text:span></text:p>
      <text:p text:style-name="P4"/>
      <text:p text:style-name="P5">9.</text:p>
      <text:p text:style-name="P5">- iniciar programa</text:p>
      <text:p text:style-name="P5">- declarar variables</text:p>
      <text:p text:style-name="P5">- ingresar el sueldo base y ventas de la semana</text:p>
      <text:p text:style-name="P5">- asignar valores a las variables</text:p>
      <text:p text:style-name="P5">- operar variables</text:p>
      <text:p text:style-name="P5">- imprimir el sueldo total</text:p>
      <text:p text:style-name="P5">- finalizar programa</text:p>
      <text:p text:style-name="P5"/>
      <text:p text:style-name="P5">10.</text:p>
      <text:p text:style-name="P5">- iniciar programa</text:p>
      <text:p text:style-name="P5">- declarar variables</text:p>
      <text:p text:style-name="P5">- ingrese la cantidad de kilometros y el costo por kilometro</text:p>
      <text:p text:style-name="P5">- asignar valoers a las varibles</text:p>
      <text:p text:style-name="P5">- operar variables</text:p>
      <text:p text:style-name="P5">- imprmir el costo del boleto</text:p>
      <text:p text:style-name="P5">- finalizar progra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03:13.942866693</meta:creation-date>
    <dc:date>2018-04-09T11:55:07.986946870</dc:date>
    <meta:editing-duration>PT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82" meta:word-count="348" meta:character-count="1953" meta:non-whitespace-character-count="1686"/>
  </office:meta>
</office:document-meta>
</file>